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2402in"/>
      <style:text-properties fo:color="#434343" style:font-name="Ubuntu" fo:font-size="14pt" fo:font-weight="bold" officeooo:rsid="001b2bcd" officeooo:paragraph-rsid="001b2bc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0.2402in"/>
      <style:text-properties fo:color="#434343" style:font-name="Ubuntu" fo:font-size="14pt" fo:font-weight="bold" officeooo:rsid="0020bada" officeooo:paragraph-rsid="0020bad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0.2402in"/>
      <style:text-properties fo:color="#434343" style:font-name="Ubuntu" fo:font-size="14pt" fo:font-weight="bold" officeooo:rsid="0024d3ff" officeooo:paragraph-rsid="0024d3f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0.2402in"/>
      <style:text-properties fo:color="#434343" style:font-name="Ubuntu" fo:font-size="14pt" officeooo:rsid="001f9a57" officeooo:paragraph-rsid="001f9a57" style:font-size-asian="12.25pt" style:font-size-complex="14pt"/>
    </style:style>
    <style:style style:name="P5" style:family="paragraph" style:parent-style-name="Standard">
      <style:paragraph-properties fo:line-height="0.2402in"/>
      <style:text-properties fo:color="#434343" style:font-name="Ubuntu" officeooo:rsid="001b2bcd" officeooo:paragraph-rsid="001b2bcd"/>
    </style:style>
    <style:style style:name="P6" style:family="paragraph" style:parent-style-name="Standard">
      <style:paragraph-properties fo:line-height="0.2402in"/>
      <style:text-properties fo:color="#434343" style:font-name="Ubuntu" fo:font-weight="normal" officeooo:rsid="001df24f" officeooo:paragraph-rsid="001df24f" style:font-weight-asian="normal" style:font-weight-complex="normal"/>
    </style:style>
    <style:style style:name="P7" style:family="paragraph" style:parent-style-name="Standard">
      <style:paragraph-properties fo:line-height="0.2402in"/>
      <style:text-properties fo:color="#434343" style:font-name="Ubuntu" fo:font-weight="bold" officeooo:rsid="001b2bcd" officeooo:paragraph-rsid="001b2bcd" style:font-weight-asian="bold" style:font-weight-complex="bold"/>
    </style:style>
    <style:style style:name="P8" style:family="paragraph" style:parent-style-name="Standard">
      <style:paragraph-properties fo:line-height="0.2402in"/>
      <style:text-properties fo:color="#434343" style:font-name="Ubuntu" fo:font-weight="bold" officeooo:rsid="0020bada" officeooo:paragraph-rsid="0020bada" style:font-weight-asian="bold" style:font-weight-complex="bold"/>
    </style:style>
    <style:style style:name="P9" style:family="paragraph" style:parent-style-name="Standard">
      <style:paragraph-properties fo:line-height="0.2402in"/>
      <style:text-properties fo:color="#434343" style:font-name="Ubuntu" fo:font-size="12pt" fo:font-weight="bold" officeooo:rsid="001b2bcd" officeooo:paragraph-rsid="001b2bc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0.2402in"/>
      <style:text-properties fo:color="#434343" style:font-name="Ubuntu" fo:font-size="12pt" fo:font-weight="bold" officeooo:rsid="001f9a57" officeooo:paragraph-rsid="001f9a5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0.2402in"/>
      <style:text-properties fo:color="#434343" style:font-name="Ubuntu" fo:font-size="12pt" fo:font-weight="bold" officeooo:rsid="0020bada" officeooo:paragraph-rsid="0020bad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0.2402in"/>
      <style:text-properties fo:color="#434343" style:font-name="Ubuntu" fo:font-size="12pt" fo:font-weight="bold" officeooo:rsid="0020bada" officeooo:paragraph-rsid="0024d3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0.2402in"/>
      <style:text-properties fo:color="#434343" style:font-name="Ubuntu" fo:font-size="12pt" fo:font-weight="bold" officeooo:rsid="001b2bcd" officeooo:paragraph-rsid="001b2bc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0.2402in"/>
      <style:text-properties fo:color="#434343" style:font-name="Ubuntu" fo:font-size="12pt" fo:font-weight="normal" officeooo:rsid="001f9a57" officeooo:paragraph-rsid="001f9a5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0.2402in"/>
      <style:text-properties fo:color="#434343" style:font-name="Ubuntu" fo:font-size="9pt" officeooo:rsid="001b2bcd" officeooo:paragraph-rsid="001b2bcd" style:font-size-asian="7.84999990463257pt" style:font-size-complex="9pt"/>
    </style:style>
    <style:style style:name="P16" style:family="paragraph" style:parent-style-name="Standard">
      <style:paragraph-properties fo:line-height="0.2402in"/>
      <style:text-properties fo:color="#434343" style:font-name="Ubuntu" fo:font-size="9pt" fo:font-weight="bold" officeooo:rsid="001b2bcd" officeooo:paragraph-rsid="001b2bcd" style:font-size-asian="7.84999990463257pt" style:font-weight-asian="bold" style:font-size-complex="9pt" style:font-weight-complex="bold"/>
    </style:style>
    <style:style style:name="P17" style:family="paragraph" style:parent-style-name="Standard">
      <style:paragraph-properties fo:line-height="0.2402in"/>
      <style:text-properties fo:color="#434343" style:font-name="Ubuntu" officeooo:paragraph-rsid="001b2bcd"/>
    </style:style>
    <style:style style:name="P18" style:family="paragraph" style:parent-style-name="Preformatted_20_Text">
      <style:text-properties fo:font-size="10pt" style:font-size-asian="10pt" style:font-size-complex="10pt"/>
    </style:style>
    <style:style style:name="P19" style:family="paragraph" style:parent-style-name="Preformatted_20_Text">
      <style:text-properties officeooo:paragraph-rsid="0026ad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bcd" style:font-weight-asian="bold" style:font-weight-complex="bold"/>
    </style:style>
    <style:style style:name="T3" style:family="text">
      <style:text-properties fo:font-weight="bold" officeooo:rsid="0020bada" style:font-weight-asian="bold" style:font-weight-complex="bold"/>
    </style:style>
    <style:style style:name="T4" style:family="text">
      <style:text-properties fo:font-weight="bold" officeooo:rsid="0026ad3a" style:font-weight-asian="bold" style:font-weight-complex="bold"/>
    </style:style>
    <style:style style:name="T5" style:family="text">
      <style:text-properties fo:color="#434343" fo:font-weight="normal" officeooo:rsid="0024d3ff" style:font-weight-asian="normal" style:font-weight-complex="normal"/>
    </style:style>
    <style:style style:name="T6" style:family="text">
      <style:text-properties fo:color="#434343" fo:font-weight="bold" officeooo:rsid="0020bada" style:font-weight-asian="bold" style:font-weight-complex="bold"/>
    </style:style>
    <style:style style:name="T7" style:family="text">
      <style:text-properties fo:color="#434343" fo:font-weight="bold" officeooo:rsid="0024d3ff" style:font-weight-asian="bold" style:font-weight-complex="bold"/>
    </style:style>
    <style:style style:name="T8" style:family="text">
      <style:text-properties fo:color="#434343" fo:font-weight="bold" officeooo:rsid="001b2bcd" style:font-weight-asian="bold" style:font-weight-complex="bold"/>
    </style:style>
    <style:style style:name="T9" style:family="text">
      <style:text-properties fo:color="#434343" fo:font-weight="bold" officeooo:rsid="002692f9" style:font-weight-asian="bold" style:font-weight-complex="bold"/>
    </style:style>
    <style:style style:name="T10" style:family="text">
      <style:text-properties officeooo:rsid="001b2bcd"/>
    </style:style>
    <style:style style:name="T11" style:family="text">
      <style:text-properties fo:font-weight="normal" officeooo:rsid="001b2bcd" style:font-weight-asian="normal" style:font-weight-complex="normal"/>
    </style:style>
    <style:style style:name="T12" style:family="text">
      <style:text-properties fo:font-weight="normal" officeooo:rsid="002692f9" style:font-weight-asian="normal" style:font-weight-complex="normal"/>
    </style:style>
    <style:style style:name="T13" style:family="text">
      <style:text-properties fo:font-size="12pt" fo:font-weight="normal" officeooo:rsid="0020bada" style:font-size-asian="10.5pt" style:font-weight-asian="normal" style:font-size-complex="12pt" style:font-weight-complex="normal"/>
    </style:style>
    <style:style style:name="T14" style:family="text">
      <style:text-properties style:font-name="Liberation Mono" fo:font-size="10pt" fo:font-weight="bold" officeooo:rsid="0026ad3a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10pt" fo:font-weight="normal" officeooo:rsid="0026ad3a" style:font-name-asian="Noto Sans Mono CJK SC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use-window-font-color="true" style:font-name="Liberation Mono" fo:font-weight="bold" fo:background-color="transparent" loext:char-shading-value="0" style:font-weight-asian="bold" style:font-weight-complex="bold"/>
    </style:style>
    <style:style style:name="T17" style:family="text">
      <style:text-properties fo:font-size="10pt" fo:font-weight="normal" officeooo:rsid="001df24f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b2bcd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692f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0bada" style:font-size-asian="10pt" style:font-weight-asian="normal" style:font-size-complex="10pt" style:font-weight-complex="normal"/>
    </style:style>
    <style:style style:name="T21" style:family="text">
      <style:text-properties fo:font-size="10pt" fo:font-weight="bold" officeooo:rsid="001b2bc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692f9" style:font-size-asian="10pt" style:font-weight-asian="bold" style:font-size-complex="10pt" style:font-weight-complex="bold"/>
    </style:style>
    <style:style style:name="T23" style:family="text">
      <style:text-properties officeooo:rsid="0026ad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</text:p>
      <text:p text:style-name="P5"/>
      <text:p text:style-name="Preformatted_20_Text">Show desktop<text:tab/><text:tab/><text:tab/><text:tab/><text:tab/><text:span text:style-name="T16">Super + D</text:span></text:p>
      <text:p text:style-name="P6"/>
      <text:p text:style-name="P7"/>
      <text:p text:style-name="P1">Windows</text:p>
      <text:p text:style-name="P9"/>
      <text:p text:style-name="Preformatted_20_Text">Minimize window<text:tab/><text:tab/><text:tab/><text:tab/><text:tab/><text:span text:style-name="T1">Alt + Return</text:span></text:p>
      <text:p text:style-name="Preformatted_20_Text">Close window<text:tab/><text:tab/><text:tab/><text:tab/><text:tab/><text:span text:style-name="T1">Alt + F4</text:span></text:p>
      <text:p text:style-name="P5"/>
      <text:p text:style-name="P7"><text:span text:style-name="T10">P</text:span>ositioning</text:p>
      <text:p text:style-name="P15"/>
      <text:p text:style-name="Preformatted_20_Text"><text:span text:style-name="T11">Resize window<text:tab/><text:tab/><text:tab/><text:tab/><text:tab/></text:span><text:span text:style-name="T2">Alt + F8</text:span></text:p>
      <text:p text:style-name="Preformatted_20_Text"><text:span text:style-name="T11">Center window<text:tab/><text:tab/><text:tab/><text:tab/><text:tab/></text:span><text:span text:style-name="T2">Alt + F9</text:span></text:p>
      <text:p text:style-name="Preformatted_20_Text"><text:span text:style-name="T11">Toggle maximize mode<text:tab/><text:tab/><text:tab/><text:tab/></text:span><text:span text:style-name="T2">Alt + F10</text:span></text:p>
      <text:p text:style-name="P7"/>
      <text:p text:style-name="P7">Inter-workspace</text:p>
      <text:p text:style-name="P16"/>
      <text:p text:style-name="Preformatted_20_Text"><text:span text:style-name="T11">Move window to left/right workspace<text:tab/></text:span><text:span text:style-name="T12"><text:tab/></text:span><text:span text:style-name="T2">Shift + Ctrl + Alt + Left/Right</text:span></text:p>
      <text:p text:style-name="Preformatted_20_Text"><text:span text:style-name="T19">Swi</text:span><text:span text:style-name="T17">tch</text:span><text:span text:style-name="T18"> to left/right workspace</text:span><text:span text:style-name="T21"><text:tab/></text:span><text:span text:style-name="T22"><text:tab/></text:span><text:span text:style-name="T21">Shift + Ctrl + Alt + Left/Right</text:span></text:p>
      <text:p text:style-name="P17"/>
      <text:p text:style-name="P13"/>
      <text:p text:style-name="P4"><text:span text:style-name="T2">S</text:span><text:span text:style-name="T1">ystem</text:span></text:p>
      <text:p text:style-name="P10"/>
      <text:p text:style-name="Preformatted_20_Text">Logout<text:tab/><text:tab/><text:tab/><text:tab/><text:tab/><text:tab/><text:span text:style-name="T1">Ctrl + Alt + Delete</text:span></text:p>
      <text:p text:style-name="Preformatted_20_Text">Shut down<text:tab/><text:tab/><text:tab/><text:tab/><text:tab/><text:tab/><text:span text:style-name="T1">Ctrl + Alt + End</text:span></text:p>
      <text:p text:style-name="Preformatted_20_Text">Hibernate<text:tab/><text:tab/><text:tab/><text:tab/><text:tab/><text:tab/><text:span text:style-name="T1">Shift + Ctrl + Alt + End</text:span></text:p>
      <text:p text:style-name="P19"><text:span text:style-name="T15">Restart</text:span><text:span text:style-name="T1"><text:tab/><text:tab/><text:tab/><text:tab/><text:tab/><text:tab/></text:span><text:span text:style-name="T4">C</text:span><text:span text:style-name="T1">trl + Alt + </text:span><text:span text:style-name="T14">Escape</text:span></text:p>
      <text:p text:style-name="P14"/>
      <text:p text:style-name="P10"/>
      <text:p text:style-name="P2">Launchers</text:p>
      <text:p text:style-name="P11"/>
      <text:p text:style-name="Preformatted_20_Text">Launch web browser<text:tab/><text:tab/><text:tab/><text:tab/><text:span text:style-name="T2">Super + </text:span><text:span text:style-name="T1">B</text:span></text:p>
      <text:p text:style-name="Preformatted_20_Text"><text:span text:style-name="T20">Launch email</text:span><text:span text:style-name="T13"><text:tab/><text:tab/><text:tab/><text:tab/><text:tab/></text:span><text:span text:style-name="T21">Super</text:span> <text:span text:style-name="T3">+ M</text:span></text:p>
      <text:p text:style-name="P8"/>
      <text:p text:style-name="P8"/>
      <text:p text:style-name="P3">Screenshots</text:p>
      <text:p text:style-name="P12"/>
      <text:p text:style-name="P18"><text:span text:style-name="T5">Take a screenshot of an area</text:span><text:span text:style-name="T6"><text:tab/><text:tab/><text:tab/></text:span><text:span text:style-name="T7">Shift</text:span><text:span text:style-name="T8"> + </text:span><text:span text:style-name="T7">Print</text:span></text:p>
      <text:p text:style-name="P18"><text:span text:style-name="T5">Take a screenshot of a window</text:span><text:span text:style-name="T6"><text:tab/><text:tab/></text:span><text:span text:style-name="T9"><text:tab/></text:span><text:span text:style-name="T7">Alt </text:span><text:span text:style-name="T8">+ </text:span><text:span text:style-name="T7">Pri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3:28:09.822516375</meta:creation-date>
    <dc:date>2021-07-07T16:44:43.713506457</dc:date>
    <meta:editing-duration>PT1H10M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17" meta:character-count="642" meta:non-whitespace-character-count="492"/>
  </office:meta>
</office:document-meta>
</file>